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rsid="001282e8" officeooo:paragraph-rsid="001282e8"/>
    </style:style>
    <style:style style:name="P2" style:family="paragraph" style:parent-style-name="Text_20_body">
      <style:paragraph-properties fo:text-align="start" style:justify-single-word="false"/>
      <style:text-properties officeooo:rsid="001282e8" officeooo:paragraph-rsid="001282e8"/>
    </style:style>
    <style:style style:name="P3" style:family="paragraph" style:parent-style-name="Title">
      <style:paragraph-properties fo:text-align="start" style:justify-single-word="false"/>
    </style:style>
    <style:style style:name="P4" style:family="paragraph" style:parent-style-name="Title">
      <style:paragraph-properties fo:text-align="start" style:justify-single-word="false"/>
      <style:text-properties officeooo:rsid="001282e8" officeooo:paragraph-rsid="001282e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uring Model</text:p>
      <text:p text:style-name="P1">1. The turing model describes a machine that can compute anything generally computable</text:p>
      <text:h text:style-name="Heading_20_2" text:outline-level="2" text:is-list-header="true">3 models of early computers:</text:h>
      <text:p text:style-name="P1">1. Data processor: A black box where you can give the computer an input and it gives you back and output.</text:p>
      <text:p text:style-name="P1">2. Programmable processor: Similar to the data processor model, but there is an added element: the output depends on the input and the program. For the same input and different program you can get a different output, and likewise for the same program but different input.</text:p>
      <text:p text:style-name="P1">3. Universal Turing machine:</text:p>
      <text:p text:style-name="P1">A computer that is capable of computing anything computable.</text:p>
      <text:p text:style-name="P4">Von Neumann Model</text:p>
      <text:p text:style-name="P2">The von Neumann model states that the program and data should be stored in memory.</text:p>
      <text:p text:style-name="P2">The 4 components of the Von Neumann model are:</text:p>
      <text:p text:style-name="P2">1. Arithemetic Logic Unit: part of the computer that performs the simple arithmetic and logic operations</text:p>
      <text:p text:style-name="P2">2. Memory: Stores the program and data as it is processed</text:p>
      <text:p text:style-name="P2">3. Control Unit: controls the other 3 components</text:p>
      <text:p text:style-name="P2">3. Input/Output: Means of getting the input and output data and/or programs</text:p>
      <text:p text:style-name="P2">One last important aspect of this model is the sequential execution of instructions by the program on the data. The instructions themselves are finite and may make a call to jump to previous instructions. However, it is still finite.</text:p>
      <text:p text:style-name="P2"/>
      <text:p text:style-name="P2"/>
      <text:p text:style-name="P2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khan" svg:font-family="Likh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Z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5T06:46:54.292964544</meta:creation-date>
    <dc:date>2023-04-05T07:17:14.163243367</dc:date>
    <meta:editing-duration>PT30M20S</meta:editing-duration>
    <meta:editing-cycles>1</meta:editing-cycles>
    <meta:document-statistic meta:table-count="0" meta:image-count="0" meta:object-count="0" meta:page-count="1" meta:paragraph-count="15" meta:word-count="213" meta:character-count="1252" meta:non-whitespace-character-count="1054"/>
    <meta:generator>LibreOffice/7.4.6.2$Linux_X86_64 LibreOffice_project/40$Build-2</meta:generator>
  </office:meta>
</office:document-meta>
</file>